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0" style:family="paragraph" style:parent-style-name="Footnote">
      <style:text-properties fo:language="en" fo:country="GB" officeooo:paragraph-rsid="10526a84" fo:background-color="transparent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4c26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681d6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71c7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17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4c26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4c267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2f5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44c26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Footnote">
      <style:text-properties officeooo:rsid="043ccc66" officeooo:paragraph-rsid="0f40045a"/>
    </style:style>
    <style:style style:name="P43" style:family="paragraph" style:parent-style-name="Footnote">
      <style:text-properties officeooo:rsid="043ccc66" officeooo:paragraph-rsid="0f4dc0dc"/>
    </style:style>
    <style:style style:name="P44" style:family="paragraph" style:parent-style-name="Standard">
      <style:paragraph-properties fo:text-align="center" style:justify-single-word="false"/>
      <style:text-properties officeooo:paragraph-rsid="0cc50ec9"/>
    </style:style>
    <style:style style:name="P45" style:family="paragraph" style:parent-style-name="Standard">
      <style:paragraph-properties fo:text-align="center" style:justify-single-word="false"/>
      <style:text-properties officeooo:paragraph-rsid="0daef67d"/>
    </style:style>
    <style:style style:name="P46" style:family="paragraph" style:parent-style-name="Standard">
      <style:paragraph-properties fo:text-align="center" style:justify-single-word="false"/>
      <style:text-properties officeooo:paragraph-rsid="0db0d4d1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cc5fe5b"/>
    </style:style>
    <style:style style:name="P49" style:family="paragraph" style:parent-style-name="Standard">
      <style:paragraph-properties fo:text-align="center" style:justify-single-word="false"/>
      <style:text-properties officeooo:paragraph-rsid="0d804757"/>
    </style:style>
    <style:style style:name="P50" style:family="paragraph" style:parent-style-name="Standard">
      <style:paragraph-properties fo:text-align="center" style:justify-single-word="false"/>
      <style:text-properties officeooo:paragraph-rsid="1025aeef"/>
    </style:style>
    <style:style style:name="P51" style:family="paragraph" style:parent-style-name="Standard">
      <style:paragraph-properties fo:text-align="center" style:justify-single-word="false"/>
      <style:text-properties officeooo:paragraph-rsid="0dce9327"/>
    </style:style>
    <style:style style:name="P52" style:family="paragraph" style:parent-style-name="Standard">
      <style:paragraph-properties fo:text-align="center" style:justify-single-word="false"/>
      <style:text-properties officeooo:paragraph-rsid="0cc79a2d"/>
    </style:style>
    <style:style style:name="P53" style:family="paragraph" style:parent-style-name="Footnote">
      <style:text-properties officeooo:paragraph-rsid="0fb1c99e"/>
    </style:style>
    <style:style style:name="P54" style:family="paragraph" style:parent-style-name="Footnote">
      <style:text-properties officeooo:paragraph-rsid="0fe5d76c"/>
    </style:style>
    <style:style style:name="P55" style:family="paragraph" style:parent-style-name="Footnote">
      <style:text-properties officeooo:paragraph-rsid="101c2e62"/>
    </style:style>
    <style:style style:name="P56" style:family="paragraph" style:parent-style-name="Footnote">
      <style:text-properties officeooo:paragraph-rsid="101de698"/>
    </style:style>
    <style:style style:name="P57" style:family="paragraph" style:parent-style-name="Standard">
      <style:text-properties officeooo:paragraph-rsid="0b0ddd8e"/>
    </style:style>
    <style:style style:name="P58" style:family="paragraph" style:parent-style-name="Standard">
      <style:text-properties officeooo:paragraph-rsid="102fa8d9"/>
    </style:style>
    <style:style style:name="P59" style:family="paragraph" style:parent-style-name="Standard">
      <style:text-properties officeooo:paragraph-rsid="1030df2e"/>
    </style:style>
    <style:style style:name="P60" style:family="paragraph" style:parent-style-name="Standard">
      <style:text-properties officeooo:paragraph-rsid="10312527"/>
    </style:style>
    <style:style style:name="P61" style:family="paragraph" style:parent-style-name="Standard">
      <style:text-properties officeooo:paragraph-rsid="1033ae2c"/>
    </style:style>
    <style:style style:name="P62" style:family="paragraph" style:parent-style-name="Standard">
      <style:text-properties officeooo:paragraph-rsid="10354195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eebff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5" style:family="paragraph" style:parent-style-name="Standard">
      <style:text-properties officeooo:paragraph-rsid="10571c76"/>
    </style:style>
    <style:style style:name="P66" style:family="paragraph" style:parent-style-name="Standard">
      <style:text-properties officeooo:paragraph-rsid="0c8364eb"/>
    </style:style>
    <style:style style:name="P67" style:family="paragraph" style:parent-style-name="Standard">
      <style:text-properties officeooo:paragraph-rsid="0c819a59"/>
    </style:style>
    <style:style style:name="P68" style:family="paragraph" style:parent-style-name="Standard">
      <style:text-properties officeooo:paragraph-rsid="0ddfbc49"/>
    </style:style>
    <style:style style:name="P69" style:family="paragraph" style:parent-style-name="Standard">
      <style:text-properties officeooo:paragraph-rsid="0a0f8417"/>
    </style:style>
    <style:style style:name="P7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5" style:family="paragraph" style:parent-style-name="Standard">
      <style:text-properties officeooo:paragraph-rsid="0f3ae219"/>
    </style:style>
    <style:style style:name="P76" style:family="paragraph" style:parent-style-name="Standard">
      <style:text-properties officeooo:paragraph-rsid="1032d175"/>
    </style:style>
    <style:style style:name="P77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78" style:family="paragraph" style:parent-style-name="Standard">
      <style:paragraph-properties fo:text-align="center" style:justify-single-word="false"/>
      <style:text-properties officeooo:paragraph-rsid="1025aeef"/>
    </style:style>
    <style:style style:name="P79" style:family="paragraph" style:parent-style-name="Standard">
      <style:paragraph-properties fo:text-align="center" style:justify-single-word="false"/>
      <style:text-properties officeooo:paragraph-rsid="0daef67d"/>
    </style:style>
    <style:style style:name="P80" style:family="paragraph" style:parent-style-name="Standard">
      <style:text-properties officeooo:paragraph-rsid="102fa8d9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7" style:family="text">
      <style:text-properties style:font-name="Liberation Sans" fo:font-size="12pt" fo:language="en" fo:country="GB" style:text-underline-style="none" officeooo:rsid="0f89d01f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a4c07b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0ff024dc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1044c267" style:font-size-asian="12pt" style:font-size-complex="12pt"/>
    </style:style>
    <style:style style:name="T13" style:family="text">
      <style:text-properties style:font-name="Liberation Sans" fo:font-size="12pt" fo:language="en" fo:country="GB" style:text-underline-style="none" officeooo:rsid="104b4a03" style:font-size-asian="12pt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10783d40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ddf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8d0c2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61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62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582645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style:text-underline-style="none" officeooo:rsid="0f5d8a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fo:language="en" fo:country="GB" fo:font-style="normal" style:text-underline-style="none" officeooo:rsid="0f43ca9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bb6b669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style:text-underline-style="none" officeooo:rsid="0fa10cf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style:text-underline-style="none" officeooo:rsid="0fec2635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3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8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2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03" style:family="text">
      <style:text-properties fo:color="#000000" loext:opacity="100%" style:font-name="Liberation Sans" fo:font-size="12pt" fo:language="en" fo:country="GB" fo:font-style="normal" style:text-underline-style="none" officeooo:rsid="1063db2d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0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0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0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07" style:family="text">
      <style:text-properties fo:color="#000000" loext:opacity="100%" style:font-name="Liberation Sans" fo:font-size="12pt" fo:language="en" fo:country="GB" officeooo:rsid="103ddfe3" style:font-size-asian="12pt" style:font-size-complex="12pt"/>
    </style:style>
    <style:style style:name="T10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1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3" style:family="text">
      <style:text-properties fo:color="#000000" loext:opacity="100%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fo:language="en" fo:country="GB" fo:font-style="normal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fo:language="en" fo:country="GB" fo:font-style="normal" officeooo:rsid="0b0f3a36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21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22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officeooo:rsid="103ddfe3" style:font-size-asian="12pt" style:font-size-complex="12pt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name-asian="DejaVu Sans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style:text-underline-style="none" officeooo:rsid="08d52b72" style:font-name-asian="DejaVu Sans" style:font-size-asian="12pt" style:font-size-complex="12pt" style:language-complex="nl" style:country-complex="NL"/>
    </style:style>
    <style:style style:name="T138" style:family="text">
      <style:text-properties style:text-line-through-style="none" style:text-line-through-type="none" style:font-name="Liberation Sans" fo:font-size="12pt" style:text-underline-style="none" officeooo:rsid="103ddfe3" style:font-name-asian="DejaVu Sans" style:font-size-asian="12pt" style:font-size-complex="12pt" style:language-complex="nl" style:country-complex="NL"/>
    </style:style>
    <style:style style:name="T139" style:family="text">
      <style:text-properties style:text-line-through-style="none" style:text-line-through-type="none" fo:language="en" fo:country="GB" style:text-underline-style="none" officeooo:rsid="1046d351" style:font-size-asian="12pt" style:font-size-complex="12pt"/>
    </style:style>
    <style:style style:name="T140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302ebd2" style:font-size-asian="12pt" style:font-weight-asian="bold" style:font-size-complex="12pt" style:font-weight-complex="bold"/>
    </style:style>
    <style:style style:name="T141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42" style:family="text">
      <style:text-properties style:text-line-through-style="none" style:text-line-through-type="none" style:font-name="Liberation Sans3" fo:font-size="12pt" fo:language="en" fo:country="GB" style:text-underline-style="none" officeooo:rsid="0f958719" style:font-size-asian="12pt" style:font-size-complex="12pt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officeooo:rsid="10571c76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52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fo:font-style="normal" fo:font-weight="normal" officeooo:rsid="0feebff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fo:font-style="normal" fo:font-weight="normal" officeooo:rsid="1063db2d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fo:font-weight="normal" officeooo:rsid="104b4a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officeooo:rsid="1063db2d" style:font-size-asian="12pt" style:language-asian="nl" style:country-asian="NL" style:font-name-complex="Bitstream Vera Sans" style:font-size-complex="12pt" style:language-complex="nl" style:country-complex="NL"/>
    </style:style>
    <style:style style:name="T164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style:text-underline-style="none" officeooo:rsid="104b4a03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9" style:family="text">
      <style:text-properties style:use-window-font-color="true" loext:opacity="0%" style:text-line-through-style="none" style:text-line-through-type="none" fo:language="en" fo:country="GB" fo:font-style="normal" fo:font-weight="normal" officeooo:rsid="1064a3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fa5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3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74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5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76" style:family="text">
      <style:text-properties fo:language="en" fo:country="GB" officeooo:rsid="10555e93" style:font-size-asian="12pt" style:font-size-complex="12pt"/>
    </style:style>
    <style:style style:name="T177" style:family="text">
      <style:text-properties officeooo:rsid="0fad59bb"/>
    </style:style>
    <style:style style:name="T17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2" style:family="text">
      <style:text-properties officeooo:rsid="104d37c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70"><text:span text:style-name="Strong_20_Emphasis">Checklist f</text:span><text:span text:style-name="T85">or installing </text:span><text:span text:style-name="T85"><text:user-field-get text:name="Distro">Ubuntu</text:user-field-get></text:span><text:span text:style-name="T85"><text:s/></text:span><text:span text:style-name="T86"><text:user-field-get text:name="Version">24.04 LTS</text:user-field-get></text:span><text:span text:style-name="T87"><text:note text:id="ftn1" text:note-class="footnote"><text:note-citation>1</text:note-citation><text:note-body><text:p text:style-name="P56"><text:span text:style-name="T178">This </text:span><text:span text:style-name="T180"><text:user-field-get text:name="Distro">Ubuntu</text:user-field-get></text:span><text:span text:style-name="T179"><text:s/></text:span><text:span text:style-name="T181"><text:user-field-get text:name="Version">24.04 LTS</text:user-field-get></text:span><text:span text:style-name="T181"><text:s/>Server</text:span><text:span text:style-name="T178"> from April </text:span><text:span text:style-name="T182"><text:user-field-get text:name="Releaseyear">2024</text:user-field-get></text:span><text:span text:style-name="T178"><text:s/>is a so-called LTS version (stands for Long-Term Support) and is supported for 5 years until April 2029, and with a free personal Ubuntu Pro subscription for 10 years until April 2034.</text:span></text:p></text:note-body></text:note></text:span><text:span text:style-name="T88"><text:s/></text:span><text:span text:style-name="T90">Server</text:span><text:span text:style-name="T89">.</text:span></text:p>
      <text:p text:style-name="P29"><text:span text:style-name="T46"/></text:p>
      <text:p text:style-name="P29"><text:span text:style-name="T83"/></text:p>
      <text:p text:style-name="P63">Fill in the text box after &lt;...&gt;</text:p>
      <text:p text:style-name="P13"><text:span text:style-name="T172">&lt;user</text:span><text:span text:style-name="T145">&gt;</text:span><text:span text:style-name="T156"><text:tab/><text:tab/></text:span><text:span text:style-name="T160"> <text:tab/><text:tab/><text:tab/> </text:span><text:span text:style-name="T157"><draw:control text:anchor-type="as-char" svg:y="-0.4cm" draw:z-index="9" draw:name="Gebruiker 1" draw:style-name="gr2" draw:text-style-name="P82" svg:width="6.002cm" svg:height="0.5cm" draw:control="control8"><svg:title>Gebruiker</svg:title><svg:desc>Volledige naam, bijv. Jan Stek</svg:desc></draw:control></text:span><text:span text:style-name="T157"><text:tab/></text:span><text:span text:style-name="T158">e.g.</text:span><text:span text:style-name="T162"> </text:span><text:span text:style-name="T163">Karel Zimmer</text:span></text:p>
      <text:p text:style-name="P65"><text:span text:style-name="T14">&lt;</text:span><text:span text:style-name="T166">user</text:span><text:span text:style-name="T6">na</text:span><text:span text:style-name="T10">me</text:span><text:span text:style-name="T145">&gt;</text:span><text:span text:style-name="T164"><text:tab/><text:tab/><text:tab/> </text:span><text:span text:style-name="T164"><draw:control text:anchor-type="as-char" svg:y="-0.4cm" draw:z-index="10" draw:name="Gberuikersnaam 2" draw:style-name="gr2" draw:text-style-name="P82" svg:width="6.002cm" svg:height="0.5cm" draw:control="control9"><svg:title>Gebruikersnaam</svg:title><svg:desc>Korte naam, bijv. jan</svg:desc></draw:control></text:span><text:span text:style-name="T164"><text:tab/></text:span><text:span text:style-name="T165">e.g.</text:span><text:span text:style-name="T4"> </text:span><text:span text:style-name="T103">karel</text:span></text:p>
      <text:p text:style-name="P12"><text:span text:style-name="T14">&lt;</text:span><text:span text:style-name="T11">c</text:span><text:span text:style-name="T12">omputername</text:span><text:span text:style-name="T145">&gt;</text:span><text:span text:style-name="T167"> <text:tab/> </text:span><text:span text:style-name="T6"><draw:control text:anchor-type="as-char" svg:y="-0.4cm" draw:z-index="11" draw:name="Computernaam 1" draw:style-name="gr2" draw:text-style-name="P82" svg:width="6.002cm" svg:height="0.5cm" draw:control="control10"><svg:title>Computernaam</svg:title><svg:desc>Unieke naam van de computer</svg:desc></draw:control></text:span><text:span text:style-name="T6"><text:tab/></text:span><text:span text:style-name="T13">e.g.</text:span><text:span text:style-name="T148"> </text:span><text:span text:style-name="T153">sv</text:span><text:span text:style-name="T154">0</text:span><text:span text:style-name="T155">1</text:span></text:p>
      <text:p text:style-name="P14"><text:span text:style-name="T172">&lt;</text:span><text:span text:style-name="T146">user</text:span><text:span text:style-name="T145">&gt;</text:span><text:span text:style-name="T150"><text:tab/><text:tab/></text:span><text:span text:style-name="T160"> <text:tab/><text:tab/><text:tab/> </text:span><text:span text:style-name="T157"><draw:control text:anchor-type="as-char" svg:y="-0.4cm" draw:z-index="12" draw:name="Gebruiker 2" draw:style-name="gr2" draw:text-style-name="P82" svg:width="6.002cm" svg:height="0.5cm" draw:control="control11"><svg:title>Gebruiker</svg:title><svg:desc>Volledige naam, bijv. Jan Stek</svg:desc></draw:control></text:span><text:span text:style-name="T157"><text:tab/></text:span><text:span text:style-name="T159">any additional users</text:span></text:p>
      <text:p text:style-name="P65"><text:span text:style-name="T172">&lt;</text:span><text:span text:style-name="T146">user</text:span><text:span text:style-name="T147">n</text:span><text:span text:style-name="T144">a</text:span><text:span text:style-name="T145">me&gt;</text:span><text:span text:style-name="T143"><text:tab/><text:tab/><text:tab/> </text:span><text:span text:style-name="T164"><draw:control text:anchor-type="as-char" svg:y="-0.4cm" draw:z-index="13" draw:name="Gberuikersnaam 1" draw:style-name="gr2" draw:text-style-name="P82" svg:width="6.002cm" svg:height="0.5cm" draw:control="control12"><svg:title>Gebruikersnaam</svg:title><svg:desc>Korte naam, bijv. jan</svg:desc></draw:control></text:span><text:span text:style-name="T164"><text:tab/></text:span><text:span text:style-name="T149">any additional users</text:span></text:p>
      <text:p text:style-name="P64"><text:span text:style-name="T192">r</text:span>eplace &lt;...&gt; in this checklist with the value in the text box.</text:p>
      <text:p text:style-name="P38"/>
      <text:p text:style-name="P38"/>
      <text:p text:style-name="P11"><text:span text:style-name="Strong_20_Emphasis"><text:span text:style-name="T117">Not yet on Linux?</text:span></text:span><text:span text:style-name="T95"><text:tab/></text:span><text:span text:style-name="T98">Use</text:span><text:span text:style-name="T96"> </text:span><text:span text:style-name="Strong_20_Emphasis"><text:span text:style-name="T100">Checklist </text:span></text:span><text:span text:style-name="Strong_20_Emphasis"><text:span text:style-name="T101">transfer</text:span></text:span><text:span text:style-name="T96"> o</text:span><text:span text:style-name="T97">n</text:span><text:span text:style-name="T96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93">.</text:span></text:p>
      <text:p text:style-name="P11"><text:span text:style-name="Strong_20_Emphasis"><text:span text:style-name="T118">New installation?</text:span></text:span><text:span text:style-name="T93"><text:tab/><text:tab/></text:span><text:span text:style-name="T99">Start at chapter</text:span><text:span text:style-name="T93"> </text:span><text:span text:style-name="Strong_20_Emphasis"><text:span text:style-name="T118"><text:bookmark-ref text:reference-format="page" text:ref-name="__RefNumPara__4009_1271708128">2</text:bookmark-ref></text:span></text:span><text:span text:style-name="Strong_20_Emphasis"><text:span text:style-name="T118"><text:s text:c="2"/></text:span></text:span><text:span text:style-name="Strong_20_Emphasis"><text:span text:style-name="T119"><text:bookmark-ref text:reference-format="text" text:ref-name="__RefNumPara__4009_1271708128">Perform installation</text:bookmark-ref></text:span></text:span><text:span text:style-name="T94">.</text:span></text:p>
      <text:p text:style-name="P33"/>
      <text:p text:style-name="P33"/>
      <text:list text:style-name="L1">
        <text:list-item>
          <text:p text:style-name="P73"><text:bookmark-start text:name="__RefNumPara__4083_1271708128"/>Prepar<text:span text:style-name="T177">e</text:span> installation<text:bookmark-end text:name="__RefNumPara__4083_1271708128"/>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40"><text:span text:style-name="Strong_20_Emphasis"><text:span text:style-name="T37"><draw:control text:anchor-type="as-char" draw:z-index="5" draw:name="Vorm3_0" draw:style-name="gr1" draw:text-style-name="P81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37"><draw:control text:anchor-type="as-char" draw:z-index="8" draw:name="Vorm3_ 1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1"><text:span text:style-name="T24">Log in as </text:span><text:span text:style-name="T173">&lt;user</text:span><text:span text:style-name="T151">&gt;</text:span><text:span text:style-name="T5"><text:note text:id="ftn2" text:note-class="footnote"><text:note-citation>2</text:note-citation><text:note-body><text:p text:style-name="P42"><text:span text:style-name="T51">Login any additional </text:span><text:span text:style-name="T55">user</text:span><text:span text:style-name="T56">s</text:span><text:span text:style-name="T58"> </text:span><text:span text:style-name="T51">and follow the same steps.</text:span></text:p></text:note-body></text:note></text:span><text:span text:style-name="T25">.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2" office:value-type="string">
            <text:p text:style-name="P67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><text:span text:style-name="Strong_20_Emphasis"><text:span text:style-name="T38"><draw:control text:anchor-type="as-char" draw:z-index="16" draw:name="Vorm4_ 2" draw:style-name="gr1" draw:text-style-name="P81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26"/></text:span></text:p>
          </table:table-cell>
          <table:table-cell table:style-name="_31_._5f_Installatie_5f_voorbereiden.D3" office:value-type="string">
            <text:p text:style-name="P75"><text:span text:style-name="T15">Type the</text:span><text:span text:style-name="T16"> following</text:span><text:span text:style-name="T15"> two commands, each followed by the </text:span><text:span text:style-name="T176">Enter</text:span><text:span text:style-name="T15"> key: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D3" office:value-type="string">
            <text:p text:style-name="P76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D3" office:value-type="string">
            <text:p text:style-name="P76"><text:span text:style-name="User_20_Entry"><text:span text:style-name="T79">bash 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6" office:value-type="string">
            <text:p text:style-name="P2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7" office:value-type="string">
            <text:p text:style-name="P66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50"><text:span text:style-name="Strong_20_Emphasis"><text:span text:style-name="T48"><draw:control text:anchor-type="as-char" draw:z-index="17" draw:name="Vorm4_ 3" draw:style-name="gr1" draw:text-style-name="P81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48"><draw:control text:anchor-type="as-char" draw:z-index="18" draw:name="Vorm4_ 4" draw:style-name="gr1" draw:text-style-name="P81" svg:width="0.35cm" svg:height="0.35cm" draw:control="control17"/></text:span></text:span></text:p>
          </table:table-cell>
          <table:table-cell table:style-name="_31_._5f_Installatie_5f_voorbereiden.D8" office:value-type="string">
            <text:p text:style-name="P60"><text:span text:style-name="T27">Type: </text:span><text:span text:style-name="User_20_Entry"><text:span text:style-name="T7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46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9" office:value-type="string">
            <text:p text:style-name="P61"><text:span text:style-name="T33">Choose</text:span><text:span text:style-name="T28"> </text:span><text:span text:style-name="Strong_20_Emphasis"><text:span text:style-name="T69">1 </text:span></text:span><text:span text:style-name="T28">Prepar</text:span><text:span text:style-name="T34">e</text:span><text:span text:style-name="T28"> installation</text:span><text:span text:style-name="T31">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10" office:value-type="string">
            <text:p text:style-name="P23">Follow the instructions on the screen.</text:p>
          </table:table-cell>
        </table:table-row>
      </table:table>
      <text:p text:style-name="P19"/>
      <text:list text:continue-numbering="true" text:style-name="L1">
        <text:list-item>
          <text:p text:style-name="P7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4"><text:span text:style-name="Strong_20_Emphasis"><text:span text:style-name="T38"><draw:control text:anchor-type="as-char" draw:z-index="2" draw:name="Vorm9" draw:style-name="gr1" draw:text-style-name="P81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2"><text:span text:style-name="T104">Boot the computer from</text:span><text:span text:style-name="T109"><text:note text:id="ftn3" text:note-class="footnote"><text:note-citation>1</text:note-citation><text:note-body><text:p text:style-name="P10"><text:span text:style-name="T59">Boot menu/Setup via one of the </text:span><text:span text:style-name="T60">f</text:span><text:span text:style-name="T59">requently used keys: </text:span><text:span text:style-name="T84">Esc</text:span><text:span text:style-name="T61">, </text:span><text:span text:style-name="T84">Delete</text:span><text:span text:style-name="T61">, </text:span><text:span text:style-name="T84">F1</text:span><text:span text:style-name="T61">, </text:span><text:span text:style-name="T84">F2</text:span><text:span text:style-name="T61">, </text:span><text:span text:style-name="T84">F9</text:span><text:span text:style-name="T61">, </text:span><text:span text:style-name="T84">F10</text:span><text:span text:style-name="T61">, </text:span><text:span text:style-name="T84">F11</text:span><text:span text:style-name="T61">, or </text:span><text:span text:style-name="T84">F12</text:span></text:p></text:note-body></text:note></text:span><text:span text:style-name="T104"> an</text:span><text:span text:style-name="T106"> </text:span><text:span text:style-name="T91"><text:user-field-get text:name="Distro">Ubuntu</text:user-field-get></text:span><text:span text:style-name="T108"><text:s/></text:span><text:span text:style-name="T92"><text:user-field-get text:name="Version">24.04 LTS</text:user-field-get></text:span><text:span text:style-name="T44"><text:s/></text:span><text:span text:style-name="T47">Server</text:span><text:span text:style-name="T44"> Live</text:span><text:span text:style-name="T44"><text:note text:id="ftn4" text:note-class="footnote"><text:note-citation>2</text:note-citation><text:note-body><text:p text:style-name="P53"><text:span text:style-name="T17">From a Live USB stick you can boot and work with </text:span><text:span text:style-name="T110"><text:user-field-get text:name="Distro">Ubuntu</text:user-field-get></text:span><text:span text:style-name="T110"><text:s/></text:span><text:span text:style-name="T17">without modifying any files on the hard drive and also allows installation of </text:span><text:span text:style-name="T110"><text:user-field-get text:name="Distro">Ubuntu</text:user-field-get></text:span><text:span text:style-name="T110">.</text:span></text:p></text:note-body></text:note></text:span><text:span text:style-name="T104"> USB stick</text:span><text:span text:style-name="T45"><text:note text:id="ftn5" text:note-class="footnote"><text:note-citation>3</text:note-citation><text:note-body><text:p text:style-name="P55"><text:span text:style-name="T52">Create a bootable USB stick:<text:line-break/>Download a </text:span><text:span text:style-name="Sterk_20_accent_20_voetnoot"><text:span text:style-name="T75"><text:user-field-get text:name="Distro">Ubuntu</text:user-field-get></text:span></text:span><text:span text:style-name="Sterk_20_accent_20_voetnoot"><text:span text:style-name="T75"><text:s/>Server</text:span></text:span><text:span text:style-name="Sterk_20_accent_20_voetnoot"><text:span text:style-name="T76"> </text:span></text:span><text:span text:style-name="Sterk_20_accent_20_voetnoot"><text:span text:style-name="T75"><text:user-field-get text:name="Version">24.04 LTS</text:user-field-get></text:span></text:span><text:span text:style-name="T57"><text:s/></text:span><text:span text:style-name="T52">image from </text:span><text:a xlink:type="simple" xlink:href="https://ubuntu.com/" text:style-name="Internet_20_link" text:visited-style-name="Visited_20_Internet_20_Link"><text:span text:style-name="T171">ubuntu.com</text:span></text:a><text:span text:style-name="T53">.</text:span></text:p><text:p text:style-name="P54"><text:span text:style-name="T52"><text:tab/></text:span><text:span text:style-name="T54">The next steps are described in </text:span><text:span text:style-name="Sterk_20_accent_20_voetnoot"><text:span text:style-name="T77">Linux informati</text:span></text:span><text:span text:style-name="Sterk_20_accent_20_voetnoot"><text:span text:style-name="T78">on</text:span></text:span><text:span text:style-name="T54">, which can be found at </text:span><text:a xlink:type="simple" xlink:href="https://karelzimmer.nl/en" text:style-name="Internet_20_link" text:visited-style-name="Visited_20_Internet_20_Link"><text:span text:style-name="T170">karelzimmer.nl/en</text:span></text:a><text:span text:style-name="T54">.</text:span></text:p></text:note-body></text:note></text:span><text:span text:style-name="T10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28">Sele</text:span><text:span text:style-name="T32">ct</text:span><text:span text:style-name="T39"> </text:span><text:span text:style-name="Strong_20_Emphasis"><text:span text:style-name="T71">Try or I</text:span></text:span><text:span text:style-name="Strong_20_Emphasis"><text:span text:style-name="T72">n</text:span></text:span><text:span text:style-name="Strong_20_Emphasis"><text:span text:style-name="T73">stall Ubuntu </text:span></text:span><text:span text:style-name="Strong_20_Emphasis"><text:span text:style-name="T74">Server</text:span></text:span><text:span text:style-name="T105"> </text:span><text:span text:style-name="T107">and press the</text:span><text:span text:style-name="T36"> </text:span><text:span text:style-name="T68">Enter</text:span><text:span text:style-name="T49"> </text:span><text:span text:style-name="T50">key</text:span><text:span text:style-name="T4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183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47"><text:span text:style-name="Strong_20_Emphasis"><text:span text:style-name="T26"><draw:control text:anchor-type="as-char" draw:z-index="6" draw:name="Vorm 1" draw:style-name="gr1" draw:text-style-name="P8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1"><text:span text:style-name="T121">At</text:span><text:span text:style-name="T120"> </text:span><text:span text:style-name="Strong_20_Emphasis"><text:span text:style-name="T122">Profile </text:span></text:span><text:span text:style-name="Strong_20_Emphasis"><text:span text:style-name="T128">configuration</text:span></text:span><text:span text:style-name="T129">: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7" office:value-type="string">
            <text:p text:style-name="P22"><text:span text:style-name="T123">Enter</text:span><text:span text:style-name="T124"> </text:span><text:span text:style-name="Strong_20_Emphasis"><text:span text:style-name="T122">Your</text:span></text:span><text:span text:style-name="Strong_20_Emphasis"><text:span text:style-name="T125"> n</text:span></text:span><text:span text:style-name="Strong_20_Emphasis"><text:span text:style-name="T126">a</text:span></text:span><text:span text:style-name="Strong_20_Emphasis"><text:span text:style-name="T122">me</text:span></text:span><text:span text:style-name="T126"> </text:span><text:span text:style-name="T175">&lt;user</text:span><text:span text:style-name="T161">&gt;</text:span><text:span text:style-name="T130">, </text:span><text:span text:style-name="Strong_20_Emphasis"><text:span text:style-name="T140"><text:line-break/></text:span></text:span><text:span text:style-name="Strong_20_Emphasis"><text:span text:style-name="T122">Your server</text:span></text:span><text:span text:style-name="Strong_20_Emphasis"><text:span text:style-name="T134">'</text:span></text:span><text:span text:style-name="Strong_20_Emphasis"><text:span text:style-name="T135">s name</text:span></text:span><text:span text:style-name="T8"> &lt;</text:span><text:span text:style-name="T7">comp</text:span><text:span text:style-name="T8">uter</text:span><text:span text:style-name="T9">name&gt;</text:span><text:span text:style-name="T126">,</text:span><text:span text:style-name="Strong_20_Emphasis"><text:span text:style-name="T141"><text:line-break/></text:span></text:span><text:span text:style-name="Strong_20_Emphasis"><text:span text:style-name="T142">Pick a usernam</text:span></text:span><text:span text:style-name="T127">e</text:span><text:span text:style-name="T126"> &lt;</text:span><text:span text:style-name="T9">username&gt;</text:span><text:span text:style-name="T126">,</text:span><text:span text:style-name="Strong_20_Emphasis"><text:span text:style-name="T141"><text:line-break/></text:span></text:span><text:span text:style-name="T136">enter a </text:span><text:span text:style-name="Strong_20_Emphasis"><text:span text:style-name="T133">password</text:span></text:span><text:span text:style-name="T136"> twice</text:span><text:span text:style-name="T131"> </text:span><text:span text:style-name="T132">and press the </text:span><text:span text:style-name="T139">Enter</text:span><text:span text:style-name="T137"> </text:span><text:span text:style-name="T138">key</text:span><text:span text:style-name="T137">.</text:span></text:p>
          </table:table-cell>
        </table:table-row>
      </table:table>
      <text:p text:style-name="P57"><text:span text:style-name="Strong_20_Emphasis"><text:span text:style-name="T40"><text:line-break/></text:span></text:span></text:p>
      <text:list text:continue-numbering="true" text:style-name="L1">
        <text:list-item>
          <text:p text:style-name="P71"><text:span text:style-name="Strong_20_Emphasis"><text:span text:style-name="T43">Finish installation</text:span></text:span></text:p>
        </text:list-item>
      </text:list>
      <text:p text:style-name="P39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1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2">Log in as </text:span><text:span text:style-name="T174">&lt;user</text:span><text:span text:style-name="T152">&gt;</text:span><text:span text:style-name="T22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1" draw:style-name="gr1" draw:text-style-name="P81" svg:width="0.35cm" svg:height="0.35cm" draw:control="control13"/></text:span></text:p>
          </table:table-cell>
          <table:table-cell table:style-name="_33_._5f_Installatie_5f_afronden.C3" office:value-type="string">
            <text:p text:style-name="P75"><text:span text:style-name="T15">Type the</text:span><text:span text:style-name="T16"> following</text:span><text:span text:style-name="T15"> two commands, each followed by the </text:span><text:span text:style-name="T176">Enter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76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76"><text:span text:style-name="User_20_Entry"><text:span text:style-name="T79">bash </text:span></text:span><text:span text:style-name="User_20_Entry"><text:span text:style-name="T81">getkz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6" office:value-type="string">
            <text:p text:style-name="P24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7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50"><text:span text:style-name="Strong_20_Emphasis"><text:span text:style-name="T48"><draw:control text:anchor-type="as-char" draw:z-index="15" draw:name="Vorm4_ 1" draw:style-name="gr1" draw:text-style-name="P81" svg:width="0.35cm" svg:height="0.35cm" draw:control="control14"/></text:span></text:span></text:p>
          </table:table-cell>
          <table:table-cell table:style-name="_33_._5f_Installatie_5f_afronden.C8" office:value-type="string">
            <text:p text:style-name="P59"><text:span text:style-name="T27">Type: </text:span><text:span text:style-name="User_20_Entry"><text:span text:style-name="T79">kz menu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48"><text:span text:style-name="Strong_20_Emphasis"><text:span text:style-name="T26"/></text:span></text:p>
          </table:table-cell>
          <table:table-cell table:style-name="_33_._5f_Installatie_5f_afronden.C9" office:value-type="string">
            <text:p text:style-name="P61"><text:span text:style-name="T33">Choose</text:span><text:span text:style-name="T29"> </text:span><text:span text:style-name="Strong_20_Emphasis"><text:span text:style-name="T70">3</text:span></text:span><text:span text:style-name="T65"> </text:span><text:span text:style-name="T66">Finish installatio</text:span><text:span text:style-name="T67">n</text:span><text:span text:style-name="T31">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10" office:value-type="string">
            <text:p text:style-name="P25">Follow the instructions on the screen.</text:p>
          </table:table-cell>
        </table:table-row>
      </table:table>
      <text:p text:style-name="P39"><text:span text:style-name="Strong_20_Emphasis"><text:span text:style-name="T22"><text:line-break/></text:span></text:span></text:p>
      <text:list text:continue-numbering="true" text:style-name="L1">
        <text:list-item>
          <text:p text:style-name="P72"><text:span text:style-name="Strong_20_Emphasis"><text:span text:style-name="T102">S</text:span></text:span><text:span text:style-name="Strong_20_Emphasis"><text:span text:style-name="T42">et up user</text:span></text:span></text:p>
        </text:list-item>
      </text:list>
      <text:p text:style-name="P3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><text:span text:style-name="T38"><draw:control text:anchor-type="as-char" draw:z-index="4" draw:name="Vorm40_0" draw:style-name="gr1" draw:text-style-name="P81" svg:width="0.35cm" svg:height="0.35cm" draw:control="control3"/></text:span></text:p>
          </table:table-cell>
          <table:table-cell table:style-name="Tabel2.A1" office:value-type="string">
            <text:p text:style-name="P49"><text:span text:style-name="T38"><draw:control text:anchor-type="as-char" draw:z-index="7" draw:name="Vorm40_ 1" draw:style-name="gr1" draw:text-style-name="P81" svg:width="0.35cm" svg:height="0.35cm" draw:control="control6"/></text:span></text:p>
          </table:table-cell>
          <table:table-cell table:style-name="Tabel2.D1" office:value-type="string">
            <text:p text:style-name="P28"><text:span text:style-name="T23">Log in as</text:span><text:span text:style-name="T22"> </text:span><text:span text:style-name="T174">&lt;user</text:span><text:span text:style-name="T152">&gt;</text:span><text:span text:style-name="T30"><text:note text:id="ftn6" text:note-class="footnote"><text:note-citation>1</text:note-citation><text:note-body><text:p text:style-name="P43"><text:span text:style-name="T63">Login any additional </text:span><text:span text:style-name="T64">users</text:span><text:span text:style-name="T62"> </text:span><text:span text:style-name="T63">and follow the same steps.</text:span></text:p></text:note-body></text:note></text:span><text:span text:style-name="T22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0"><text:span text:style-name="T48"><draw:control text:anchor-type="as-char" draw:z-index="19" draw:name="Vorm4_ 5" draw:style-name="gr1" draw:text-style-name="P81" svg:width="0.35cm" svg:height="0.35cm" draw:control="control18"/></text:span></text:p>
          </table:table-cell>
          <table:table-cell table:style-name="Tabel2.A1" office:value-type="string">
            <text:p text:style-name="P50"><text:span text:style-name="T48"><draw:control text:anchor-type="as-char" draw:z-index="20" draw:name="Vorm4_ 6" draw:style-name="gr1" draw:text-style-name="P81" svg:width="0.35cm" svg:height="0.35cm" draw:control="control19"/></text:span></text:p>
          </table:table-cell>
          <table:table-cell table:style-name="Tabel2.D3" office:value-type="string">
            <text:p text:style-name="P59"><text:span text:style-name="T27">Type: </text:span><text:span text:style-name="User_20_Entry"><text:span text:style-name="T79">kz menu</text:span>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4" office:value-type="string">
            <text:p text:style-name="P27"><text:span text:style-name="T32">Choose</text:span><text:span text:style-name="T29"> </text:span><text:span text:style-name="Strong_20_Emphasis"><text:span text:style-name="T70">4</text:span></text:span><text:span text:style-name="T41"> </text:span><text:span text:style-name="T35">Set up user</text:span><text:span text:style-name="T31">.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5" office:value-type="string">
            <text:p text:style-name="P26">Follow the instructions on the screen.</text:p>
          </table:table-cell>
        </table:table-row>
      </table:table>
      <text:p text:style-name="P32"/>
      <text:p text:style-name="P69"/>
      <text:p text:style-name="P37"><text:span text:style-name="T115">End of checklist,</text:span><text:span text:style-name="T116"> </text:span><text:span text:style-name="T112"><text:user-field-get text:name="Distro">Ubuntu</text:user-field-get></text:span><text:span text:style-name="T114"><text:s/></text:span><text:span text:style-name="T111"><text:user-field-get text:name="Version">24.04 LTS</text:user-field-get></text:span><text:span text:style-name="T111"><text:s/></text:span><text:span text:style-name="T113">Server</text:span><text:span text:style-name="T82"> </text:span><text:span text:style-name="T115">installation is complete.</text:span></text:p>
      <text:p text:style-name="P17"/>
      <text:p text:style-name="P15"><text:span text:style-name="T184">Written</text:span><text:span text:style-name="T185"> </text:span><text:span text:style-name="T184">by</text:span><text:span text:style-name="T185"> </text:span><text:a xlink:type="simple" xlink:href="mailto:info@karelzimmer.nl?subject=Checklist%20installation%20Linux" text:style-name="Internet_20_link" text:visited-style-name="Visited_20_Internet_20_Link"><text:span text:style-name="T191">Karel Zimmer</text:span></text:a><text:span text:style-name="T186">.</text:span></text:p>
      <text:p text:style-name="P16"><text:span text:style-name="T189">License </text:span><text:span text:style-name="T187">C</text:span><text:span text:style-name="T188">C0</text:span><text:span text:style-name="T186"> 1.0</text:span><text:span text:style-name="T190"> </text:span><text:span text:style-name="T190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0"><text:s/></text:span><text:span text:style-name="T190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0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5-06-27T19:20:19.084910117">27/06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6-27T19:20:18.964074321</dc:date>
    <meta:keyword>Installatie</meta:keyword>
    <meta:keyword>Checklist</meta:keyword>
    <meta:keyword>Linux</meta:keyword>
    <meta:editing-cycles>6953</meta:editing-cycles>
    <meta:editing-duration>P12DT4H12M20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7" meta:word-count="378" meta:character-count="2324" meta:non-whitespace-character-count="1967"/>
    <meta:user-defined meta:name="Info 1"/>
    <meta:user-defined meta:name="Info 2"/>
    <meta:user-defined meta:name="Info 3"/>
    <meta:user-defined meta:name="Info 4"/>
  </office:meta>
</office:document-meta>
</file>